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897cm" style:rel-column-width="22728*"/>
    </style:style>
    <style:style style:name="Tableau1.B" style:family="table-column">
      <style:table-column-properties style:column-width="11.104cm" style:rel-column-width="428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style:font-name="Arial" fo:font-size="16pt" style:font-name-asian="NSimSun" style:font-size-asian="16pt" style:font-name-complex="Liberation Mono" style:font-size-complex="16pt"/>
    </style:style>
    <style:style style:name="P2" style:family="paragraph" style:parent-style-name="Preformatted_20_Text">
      <style:paragraph-properties fo:margin-top="2.312cm" fo:margin-bottom="2.312cm" style:contextual-spacing="false" fo:text-align="center" style:justify-single-word="false"/>
      <style:text-properties style:font-name="Arial" fo:font-size="14pt" style:font-name-asian="NSimSun" style:font-size-asian="14pt" style:font-name-complex="Liberation Mono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Arial" officeooo:paragraph-rsid="00025105"/>
    </style:style>
    <style:style style:name="P4" style:family="paragraph" style:parent-style-name="Preformatted_20_Text">
      <style:text-properties style:font-name="Arial" officeooo:paragraph-rsid="00025105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paragraph-rsid="00025105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officeooo:paragraph-rsid="00025105"/>
    </style:style>
    <style:style style:name="P7" style:family="paragraph" style:parent-style-name="Preformatted_20_Text">
      <style:paragraph-properties fo:text-align="center" style:justify-single-word="false"/>
      <style:text-properties style:font-name="Arial" fo:font-size="16pt" officeooo:paragraph-rsid="00025105" style:font-size-asian="16pt" style:font-size-complex="16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0pt" officeooo:paragraph-rsid="00025105" style:font-name-asian="NSimSun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center" style:justify-single-word="false"/>
      <style:text-properties style:font-name="Arial" fo:font-size="10pt" officeooo:paragraph-rsid="00025105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4pt" officeooo:paragraph-rsid="00025105" style:font-size-asian="14pt" style:font-size-complex="14pt"/>
    </style:style>
    <style:style style:name="P11" style:family="paragraph" style:parent-style-name="Preformatted_20_Text">
      <style:text-properties style:font-name="Arial" fo:font-size="12pt" officeooo:paragraph-rsid="00025105" style:font-name-asian="NSimSun" style:font-size-asian="12pt" style:font-name-complex="Liberation Mono" style:font-size-complex="12pt"/>
    </style:style>
    <style:style style:name="P12" style:family="paragraph" style:parent-style-name="Preformatted_20_Text">
      <style:paragraph-properties fo:margin-top="0cm" fo:margin-bottom="0cm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51728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2">MORELLE Geoffrey</text:p>
          </table:table-cell>
        </table:table-row>
        <table:table-row>
          <table:table-cell table:style-name="Tableau1.A2" office:value-type="string">
            <text:p text:style-name="P3"><text:span text:style-name="T1">PROFIL</text:span> </text:p>
            <text:p text:style-name="P4"/>
            <text:p text:style-name="P5"><text:span text:style-name="T2">Age</text:span> :1<text:span text:style-name="T3">7</text:span> ans </text:p>
            <text:p text:style-name="P5"/>
            <text:p text:style-name="P5">Né le 24 décembre 2007 </text:p>
            <text:p text:style-name="P5"/>
            <text:p text:style-name="P5"><text:span text:style-name="T2">Adresse</text:span> :13 Rue Albert Lebrun, Villers-Bretonneux </text:p>
            <text:p text:style-name="P5"/>
            <text:p text:style-name="P5"><text:span text:style-name="T2">Téléphone</text:span> : 06 95 93 76 29 </text:p>
            <text:p text:style-name="P5"/>
            <text:p text:style-name="P5"><text:span text:style-name="T2">E-mail</text:span> : geoffrey.morelle@saintriquier . com </text:p>
            <text:p text:style-name="P5"/>
            <text:p text:style-name="P5"><text:span text:style-name="T2">Nationalité</text:span> : France</text:p>
            <text:p text:style-name="P6"/>
            <text:p text:style-name="P4"/>
            <text:p text:style-name="P7">LOISIRS</text:p>
            <text:p text:style-name="P4"/>
            <text:p text:style-name="P8"><text:span text:style-name="T4">Sport (Tennis de table, piscine) Codage informatique (Python HTML, CSS) Cybersécurité </text:span><text:tab/></text:p>
          </table:table-cell>
          <table:table-cell table:style-name="Tableau1.B2" office:value-type="string">
            <text:p text:style-name="P9"><text:span text:style-name="T1">EXPÉRIENCE PROFESSIONNELLE</text:span> </text:p>
            <text:p text:style-name="P4"/>
            <text:p text:style-name="P10">2024</text:p>
            <text:p text:style-name="P5">Entreprise O.S électricité <text:s/>(Ignaucourt) électricité générale </text:p>
            <text:p text:style-name="P5"/>
            <text:p text:style-name="P5"><text:span text:style-name="T2">2023 et 2024</text:span> </text:p>
            <text:p text:style-name="P5">Entreprise Comptoir d'Encre ADC2i (Albert 80): Modélisation d’objet sur ordinateur et impression 3D (Stage 5 semaines) </text:p>
            <text:p text:style-name="P5"/>
            <text:p text:style-name="P5"><text:span text:style-name="T2">2022 et 2023</text:span> </text:p>
            <text:p text:style-name="P5">Entreprise Verisure (Hauts de France) : Aide à l’installation et participation à la vente (Stage 9 semaines) </text:p>
            <text:p text:style-name="P5"/>
            <text:p text:style-name="P5"><text:span text:style-name="T2">2021</text:span> </text:p>
            <text:p text:style-name="P5">Entreprise Cora (Charleroi Belgique): Stage découverte sur les métiers de la logistique d’entrepôt (Stage 1 semaine)</text:p>
            <text:p text:style-name="P5"/>
            <text:p text:style-name="P4"/>
            <text:p text:style-name="P3"><text:span text:style-name="T1">FORMATION</text:span> </text:p>
            <text:p text:style-name="P4"/>
            <text:p text:style-name="P5"><text:span text:style-name="T2">2022-2024</text:span> </text:p>
            <text:p text:style-name="P5">Lycée Saint-Riquier à Amiens Bac pro SSIHT (Sûreté et Sécurité des Infrastructures de l’Habitat et du Tertiaire) </text:p>
            <text:p text:style-name="P5"/>
            <text:p text:style-name="P5"><text:span text:style-name="T2">2018-2022</text:span> </text:p>
            <text:p text:style-name="P5">Collège Jacques Brel à Villers-Bretonneux 80800 Obtention du brevet des collèges (mention assez bien)</text:p>
            <text:p text:style-name="P6"/>
            <text:p text:style-name="P4"/>
            <text:p text:style-name="P3"><text:span text:style-name="T1">COMPÉTENCES</text:span> </text:p>
            <text:p text:style-name="P4"/>
            <text:p text:style-name="P5">Installation du matériel de l'entreprise Verisure </text:p>
            <text:p text:style-name="P5"/>
            <text:p text:style-name="P5">Modéliser des objets sur SOLIDWORKS </text:p>
            <text:p text:style-name="P5"/>
            <text:p text:style-name="P5">Base en installation électrique</text:p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17T00:10:28.239043800</dc:date>
    <meta:editing-duration>PT6M5S</meta:editing-duration>
    <meta:editing-cycles>4</meta:editing-cycles>
    <meta:document-statistic meta:table-count="1" meta:image-count="0" meta:object-count="0" meta:page-count="1" meta:paragraph-count="28" meta:word-count="159" meta:character-count="1135" meta:non-whitespace-character-count="981"/>
  </office:meta>
</office:document-meta>
</file>